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990*"/>
    </style:style>
    <style:style style:name="Таблица1.B" style:family="table-column">
      <style:table-column-properties style:column-width="5.054cm" style:rel-column-width="2865*"/>
    </style:style>
    <style:style style:name="Таблица1.C" style:family="table-column">
      <style:table-column-properties style:column-width="10.795cm" style:rel-column-width="612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style:font-name="Courier New"/>
    </style:style>
    <style:style style:name="P11" style:family="paragraph" style:parent-style-name="Text_20_body">
      <style:text-properties style:font-name="Courier New" fo:language="en" fo:country="US"/>
    </style:style>
    <style:style style:name="P12" style:family="paragraph" style:parent-style-name="Text_20_body">
      <style:text-properties fo:color="#990000" fo:language="ru" fo:country="RU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itle">
      <style:paragraph-properties fo:text-align="start" style:justify-single-word="false"/>
    </style:style>
    <style:style style:name="P16" style:family="paragraph" style:parent-style-name="Table_20_Contents">
      <style:text-properties style:use-window-font-color="true"/>
    </style:style>
    <style:style style:name="P17" style:family="paragraph" style:parent-style-name="Table_20_Contents">
      <style:text-properties style:use-window-font-color="true" fo:language="ru" fo:country="RU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2" style:family="paragraph" style:parent-style-name="Table_20_Contents">
      <style:text-properties fo:color="#cc0000"/>
    </style:style>
    <style:style style:name="P23" style:family="paragraph" style:parent-style-name="Table_20_Contents">
      <style:text-properties fo:color="#cc0000" fo:language="ru" fo:country="RU"/>
    </style:style>
    <style:style style:name="P24" style:family="paragraph" style:parent-style-name="Table_20_Heading">
      <style:text-properties fo:language="ru" fo:country="RU"/>
    </style:style>
    <style:style style:name="P25" style:family="paragraph" style:parent-style-name="Heading_20_2">
      <style:text-properties fo:language="ru" fo:country="RU"/>
    </style:style>
    <style:style style:name="P26" style:family="paragraph" style:parent-style-name="Heading_20_3">
      <style:text-properties fo:language="ru" fo:country="RU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9" style:family="paragraph" style:parent-style-name="Table_20_Contents">
      <style:text-properties fo:language="en" fo:country="US"/>
    </style:style>
    <style:style style:name="P30" style:family="paragraph" style:parent-style-name="Table_20_Contents" style:list-style-name="L2">
      <style:text-properties fo:language="en" fo:country="US"/>
    </style:style>
    <style:style style:name="P31" style:family="paragraph" style:parent-style-name="Table_20_Contents" style:list-style-name="L3">
      <style:text-properties fo:language="en" fo:country="US"/>
    </style:style>
    <style:style style:name="P32" style:family="paragraph" style:parent-style-name="Table_20_Contents" style:list-style-name="L18">
      <style:text-properties fo:language="en" fo:country="US"/>
    </style:style>
    <style:style style:name="P33" style:family="paragraph" style:parent-style-name="Table_20_Contents" style:list-style-name="L3">
      <style:text-properties style:use-window-font-color="true" fo:language="en" fo:country="US"/>
    </style:style>
    <style:style style:name="P34" style:family="paragraph" style:parent-style-name="Table_20_Contents" style:list-style-name="L18">
      <style:text-properties style:use-window-font-color="true" fo:language="en" fo:country="US"/>
    </style:style>
    <style:style style:name="P35" style:family="paragraph" style:parent-style-name="Table_20_Contents" style:list-style-name="L3">
      <style:text-properties fo:color="#ce181e" fo:language="en" fo:country="US"/>
    </style:style>
    <style:style style:name="P36" style:family="paragraph" style:parent-style-name="Table_20_Contents" style:list-style-name="L18"/>
    <style:style style:name="P37" style:family="paragraph" style:parent-style-name="Table_20_Contents">
      <style:text-properties fo:language="ru" fo:country="RU"/>
    </style:style>
    <style:style style:name="P38" style:family="paragraph" style:parent-style-name="Table_20_Contents" style:list-style-name="L18">
      <style:text-properties fo:language="ru" fo:country="RU"/>
    </style:style>
    <style:style style:name="P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1" style:family="paragraph" style:parent-style-name="Text_20_body" style:list-style-name="L1"/>
    <style:style style:name="P42" style:family="paragraph" style:parent-style-name="Text_20_body" style:list-style-name="L4"/>
    <style:style style:name="P43" style:family="paragraph" style:parent-style-name="Text_20_body" style:list-style-name="L4">
      <style:text-properties fo:language="ru" fo:country="RU"/>
    </style:style>
    <style:style style:name="P44" style:family="paragraph" style:parent-style-name="Text_20_body" style:list-style-name="L6">
      <style:text-properties fo:language="ru" fo:country="RU"/>
    </style:style>
    <style:style style:name="P45" style:family="paragraph" style:parent-style-name="Text_20_body" style:list-style-name="L7">
      <style:text-properties fo:language="ru" fo:country="RU" fo:font-weight="normal" style:font-weight-asian="normal" style:font-weight-complex="normal"/>
    </style:style>
    <style:style style:name="P46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47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48" style:family="paragraph" style:parent-style-name="Text_20_body" style:list-style-name="L15">
      <style:text-properties fo:language="ru" fo:country="RU"/>
    </style:style>
    <style:style style:name="P49" style:family="paragraph" style:parent-style-name="Text_20_body" style:list-style-name="L16">
      <style:text-properties fo:language="ru" fo:country="RU"/>
    </style:style>
    <style:style style:name="P50" style:family="paragraph" style:parent-style-name="Text_20_body" style:list-style-name="L17">
      <style:text-properties fo:language="ru" fo:country="RU"/>
    </style:style>
    <style:style style:name="P51" style:family="paragraph" style:parent-style-name="Text_20_body" style:list-style-name="L18">
      <style:text-properties fo:language="ru" fo:country="RU"/>
    </style:style>
    <style:style style:name="P52" style:family="paragraph" style:parent-style-name="Text_20_body" style:list-style-name="L5"/>
    <style:style style:name="P53" style:family="paragraph" style:parent-style-name="Text_20_body">
      <style:text-properties fo:language="en" fo:country="US"/>
    </style:style>
    <style:style style:name="P54" style:family="paragraph" style:parent-style-name="Text_20_body" style:list-style-name="L5">
      <style:text-properties fo:language="en" fo:country="US"/>
    </style:style>
    <style:style style:name="P55" style:family="paragraph" style:parent-style-name="Text_20_body" style:list-style-name="L16">
      <style:text-properties fo:language="en" fo:country="US"/>
    </style:style>
    <style:style style:name="P56" style:family="paragraph" style:parent-style-name="Text_20_body" style:list-style-name="L7"/>
    <style:style style:name="P57" style:family="paragraph" style:parent-style-name="Text_20_body" style:list-style-name="L10"/>
    <style:style style:name="P58" style:family="paragraph" style:parent-style-name="Text_20_body" style:list-style-name="L11"/>
    <style:style style:name="P59" style:family="paragraph" style:parent-style-name="Text_20_body" style:list-style-name="L12"/>
    <style:style style:name="P60" style:family="paragraph" style:parent-style-name="Text_20_body" style:list-style-name="L13"/>
    <style:style style:name="P61" style:family="paragraph" style:parent-style-name="Text_20_body" style:list-style-name="L14"/>
    <style:style style:name="P62" style:family="paragraph" style:parent-style-name="Text_20_body" style:list-style-name="L18"/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e181e" fo:language="en" fo:country="US"/>
    </style:style>
    <style:style style:name="T15" style:family="text">
      <style:text-properties fo:color="#ce181e" fo:language="ru" fo:country="RU"/>
    </style:style>
    <style:style style:name="T16" style:family="text">
      <style:text-properties fo:color="#cc0000"/>
    </style:style>
    <style:style style:name="T17" style:family="text">
      <style:text-properties fo:color="#990000"/>
    </style:style>
    <style:style style:name="T18" style:family="text">
      <style:text-properties style:font-name="Courier New" fo:language="en" fo:country="US"/>
    </style:style>
    <style:style style:name="T19" style:family="text">
      <style:text-properties style:font-name="Courier New" fo:language="en" fo:country="US" fo:font-weight="bold" style:font-weight-asian="bold" style:font-weight-complex="bold"/>
    </style:style>
    <style:style style:name="T20" style:family="text">
      <style:text-properties style:font-name="Courier New" fo:language="ru" fo:country="RU"/>
    </style:style>
    <style:style style:name="T21" style:family="text">
      <style:text-properties style:font-name="Courier New" fo:language="ru" fo:country="RU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2-Droid</text:p>
      <text:p text:style-name="P14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9"><text:a xlink:type="simple" xlink:href="#__RefHeading__918_844476280" text:style-name="Index_20_Link" text:visited-style-name="Index_20_Link">Общая информация<text:tab/>2</text:a></text:p>
          <text:p text:style-name="P39"><text:a xlink:type="simple" xlink:href="#__RefHeading__925_844476280" text:style-name="Index_20_Link" text:visited-style-name="Index_20_Link">Условные обозначения<text:tab/>2</text:a></text:p>
          <text:p text:style-name="P39"><text:a xlink:type="simple" xlink:href="#__RefHeading__1145_712231932" text:style-name="Index_20_Link" text:visited-style-name="Index_20_Link">Расположение журналов<text:tab/>2</text:a></text:p>
          <text:p text:style-name="P39"><text:a xlink:type="simple" xlink:href="#__RefHeading__920_844476280" text:style-name="Index_20_Link" text:visited-style-name="Index_20_Link">Структуры данных<text:tab/>2</text:a></text:p>
          <text:p text:style-name="P40"><text:a xlink:type="simple" xlink:href="#__RefHeading__2836_1359725640" text:style-name="Index_20_Link" text:visited-style-name="Index_20_Link">Принципы доступа к данным<text:tab/>2</text:a></text:p>
          <text:p text:style-name="P40"><text:a xlink:type="simple" xlink:href="#__RefHeading__933_844476280" text:style-name="Index_20_Link" text:visited-style-name="Index_20_Link">Bitfield — Битовые поля флагов<text:tab/>3</text:a></text:p>
          <text:p text:style-name="P40"><text:a xlink:type="simple" xlink:href="#__RefHeading__1147_712231932" text:style-name="Index_20_Link" text:visited-style-name="Index_20_Link">Table - Таблицы<text:tab/>3</text:a></text:p>
          <text:p text:style-name="P40"><text:a xlink:type="simple" xlink:href="#__RefHeading__1149_712231932" text:style-name="Index_20_Link" text:visited-style-name="Index_20_Link">2DArray — двумерные массивы<text:tab/>3</text:a></text:p>
          <text:p text:style-name="P40"><text:a xlink:type="simple" xlink:href="#__RefHeading___Toc2448_4270951590" text:style-name="Index_20_Link" text:visited-style-name="Index_20_Link">GlobalConfig - Глобальные настройки<text:tab/>4</text:a></text:p>
          <text:p text:style-name="P40"><text:a xlink:type="simple" xlink:href="#__RefHeading__1161_712231932" text:style-name="Index_20_Link" text:visited-style-name="Index_20_Link">ShipStruct — Конфигурация корабля<text:tab/>5</text:a></text:p>
          <text:p text:style-name="P40"><text:a xlink:type="simple" xlink:href="#__RefHeading__975_1173807053" text:style-name="Index_20_Link" text:visited-style-name="Index_20_Link">ShipTemplateStruct — Шаблон корабля<text:tab/>5</text:a></text:p>
          <text:p text:style-name="P40"><text:a xlink:type="simple" xlink:href="#__RefHeading__941_844476280" text:style-name="Index_20_Link" text:visited-style-name="Index_20_Link">WareRatingStruct — Рейтинг товара<text:tab/>6</text:a></text:p>
          <text:p text:style-name="P40"><text:a xlink:type="simple" xlink:href="#__RefHeading__922_844476280" text:style-name="Index_20_Link" text:visited-style-name="Index_20_Link">WareStruct — Параметры товара<text:tab/>7</text:a></text:p>
          <text:p text:style-name="P40"><text:a xlink:type="simple" xlink:href="#__RefHeading__931_844476280" text:style-name="Index_20_Link" text:visited-style-name="Index_20_Link">WorkspaceStruct — Параметры рабочей области<text:tab/>8</text:a></text:p>
          <text:p text:style-name="P39"><text:a xlink:type="simple" xlink:href="#__RefHeading__1151_712231932" text:style-name="Index_20_Link" text:visited-style-name="Index_20_Link">Алгоритмы работы программ<text:tab/>8</text:a></text:p>
          <text:p text:style-name="P40"><text:a xlink:type="simple" xlink:href="#__RefHeading__1223_1613864034" text:style-name="Index_20_Link" text:visited-style-name="Index_20_Link">Алгоритм поведения в момент нападения<text:tab/>8</text:a></text:p>
          <text:p text:style-name="P28"><text:a xlink:type="simple" xlink:href="#__RefHeading__1227_1613864034" text:style-name="Index_20_Link" text:visited-style-name="Index_20_Link">Версия 3.02<text:tab/>9</text:a></text:p>
          <text:p text:style-name="P28"><text:a xlink:type="simple" xlink:href="#__RefHeading___Toc2192_265672554" text:style-name="Index_20_Link" text:visited-style-name="Index_20_Link">Защитный маневр<text:tab/>9</text:a></text:p>
          <text:p text:style-name="P28"><text:a xlink:type="simple" xlink:href="#__RefHeading___Toc2194_265672554" text:style-name="Index_20_Link" text:visited-style-name="Index_20_Link">Контрольная зона и статус агрессора<text:tab/>10</text:a></text:p>
          <text:p text:style-name="P28"><text:a xlink:type="simple" xlink:href="#__RefHeading___Toc2196_265672554" text:style-name="Index_20_Link" text:visited-style-name="Index_20_Link">Соседний сектор (Next Sector)<text:tab/>10</text:a></text:p>
          <text:p text:style-name="P28"><text:a xlink:type="simple" xlink:href="#__RefHeading___Toc2198_265672554" text:style-name="Index_20_Link" text:visited-style-name="Index_20_Link">Последний шанс (Last Chance)<text:tab/>10</text:a></text:p>
          <text:p text:style-name="P28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28"><text:a xlink:type="simple" xlink:href="#__RefHeading___Toc2202_265672554" text:style-name="Index_20_Link" text:visited-style-name="Index_20_Link">Доступен прыжок в соседний сектор (Jump Next)<text:tab/>11</text:a></text:p>
          <text:p text:style-name="P28"><text:a xlink:type="simple" xlink:href="#__RefHeading___Toc2204_265672554" text:style-name="Index_20_Link" text:visited-style-name="Index_20_Link">Используемые переменные<text:tab/>11</text:a></text:p>
          <text:p text:style-name="P28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28"><text:a xlink:type="simple" xlink:href="#__RefHeading___Toc2208_265672554" text:style-name="Index_20_Link" text:visited-style-name="Index_20_Link">Тест-кейсы<text:tab/>12</text:a></text:p>
          <text:p text:style-name="P40"><text:a xlink:type="simple" xlink:href="#__RefHeading___Toc2452_4270951590" text:style-name="Index_20_Link" text:visited-style-name="Index_20_Link">Навигационная программа<text:tab/>14</text:a></text:p>
          <text:p text:style-name="P40"><text:a xlink:type="simple" xlink:href="#__RefHeading__2466_2044843841" text:style-name="Index_20_Link" text:visited-style-name="Index_20_Link">Торговля и обмен товарами<text:tab/>14</text:a></text:p>
          <text:p text:style-name="P28"><text:a xlink:type="simple" xlink:href="#__RefHeading__2468_2044843841" text:style-name="Index_20_Link" text:visited-style-name="Index_20_Link">Как корабли торгуют между собой<text:tab/>14</text:a></text:p>
          <text:p text:style-name="P28"><text:a xlink:type="simple" xlink:href="#__RefHeading__2470_2044843841" text:style-name="Index_20_Link" text:visited-style-name="Index_20_Link">Валидация контрагентов (функция 610)<text:tab/>14</text:a></text:p>
          <text:p text:style-name="P28"><text:a xlink:type="simple" xlink:href="#__RefHeading__2838_1359725640" text:style-name="Index_20_Link" text:visited-style-name="Index_20_Link">Товарный лимит трюма<text:tab/>16</text:a></text:p>
          <text:p text:style-name="P28"><text:a xlink:type="simple" xlink:href="#__RefHeading__2840_1359725640" text:style-name="Index_20_Link" text:visited-style-name="Index_20_Link">Проверка количественных лимитов (#32)<text:tab/>18</text:a></text:p>
          <text:p text:style-name="P40"><text:a xlink:type="simple" xlink:href="#__RefHeading__1153_712231932" text:style-name="Index_20_Link" text:visited-style-name="Index_20_Link">Программы Начальник техотдела и Техник<text:tab/>19</text:a></text:p>
          <text:p text:style-name="P28"><text:a xlink:type="simple" xlink:href="#__RefHeading__1155_712231932" text:style-name="Index_20_Link" text:visited-style-name="Index_20_Link">Условные обозначения в именах кораблей<text:tab/>20</text:a></text:p>
          <text:p text:style-name="P28"><text:a xlink:type="simple" xlink:href="#__RefHeading__1157_712231932" text:style-name="Index_20_Link" text:visited-style-name="Index_20_Link">Переоборудование кораблей<text:tab/>21</text:a></text:p>
          <text:p text:style-name="P28"><text:a xlink:type="simple" xlink:href="#__RefHeading__1159_712231932" text:style-name="Index_20_Link" text:visited-style-name="Index_20_Link">Ремонт в доке<text:tab/>22</text:a></text:p>
          <text:p text:style-name="P39"><text:a xlink:type="simple" xlink:href="#__RefHeading__2474_2044843841" text:style-name="Index_20_Link" text:visited-style-name="Index_20_Link">Дорожная карта<text:tab/>22</text:a></text:p>
          <text:p text:style-name="P39"><text:a xlink:type="simple" xlink:href="#__RefHeading__979_1173807053" text:style-name="Index_20_Link" text:visited-style-name="Index_20_Link">TODO<text:tab/>23</text:a></text:p>
        </text:index-body>
      </text:table-of-content>
      <text:p text:style-name="P1"/>
      <text:h text:style-name="Heading_20_1" text:outline-level="1"><text:bookmark-start text:name="__RefHeading__918_844476280"/><text:soft-page-break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25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<text:soft-page-break/>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0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1"><text:tab/></text:span><text:span text:style-name="T19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1"><text:tab/></text:span><text:span text:style-name="T19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<text:soft-page-break/>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9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9">1</text:p>
          </table:table-cell>
          <table:table-cell table:style-name="GlobalConfig.A2" office:value-type="string">
            <text:p text:style-name="P19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9">2</text:p>
          </table:table-cell>
          <table:table-cell table:style-name="GlobalConfig.A2" office:value-type="string">
            <text:p text:style-name="P19">Array</text:p>
          </table:table-cell>
          <table:table-cell table:style-name="GlobalConfig.C2" office:value-type="string">
            <text:p text:style-name="Table_20_Contents">Массив <text:span text:style-name="T14">Program → Ship index, </text:span><text:span text:style-name="T15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9">3</text:p>
          </table:table-cell>
          <table:table-cell table:style-name="GlobalConfig.A2" office:value-type="string">
            <text:p text:style-name="P19">Boolean</text:p>
          </table:table-cell>
          <table:table-cell table:style-name="GlobalConfig.C2" office:value-type="string">
            <text:p text:style-name="P19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9">4</text:p>
          </table:table-cell>
          <table:table-cell table:style-name="GlobalConfig.A2" office:value-type="string">
            <text:p text:style-name="P19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9">5</text:p>
          </table:table-cell>
          <table:table-cell table:style-name="GlobalConfig.A2" office:value-type="string">
            <text:p text:style-name="P19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9">6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able:table-row table:style-name="GlobalConfig.1">
          <table:table-cell table:style-name="GlobalConfig.A2" office:value-type="string">
            <text:p text:style-name="P19">7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9">8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><text:soft-page-break/></text:p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9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2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2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9">11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9">12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ProgData. </text:span>Таблица параметров программ.</text:p>
          </table:table-cell>
        </table:table-row>
      </table:table>
      <text:p text:style-name="Text_20_body"/>
      <text:p text:style-name="P13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ext:soft-page-break/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9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3">Спецрезерв</text:p>
          </table:table-cell>
        </table:table-row>
      </table:table>
      <text:p text:style-name="Text_20_body"/>
      <text:h text:style-name="Heading_20_2" text:outline-level="2">StatStruct – <text:span text:style-name="T9">Статистика</text:span></text:h>
      <text:p text:style-name="P6">StatStruct – <text:span text:style-name="T9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4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9">0</text:p>
          </table:table-cell>
          <table:table-cell table:style-name="Таблица1.B2" office:value-type="string">
            <text:p text:style-name="P19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able:table-row>
          <table:table-cell table:style-name="Таблица1.A2" office:value-type="float" office:value="2">
            <text:p text:style-name="P19">2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9">3</text:p>
          </table:table-cell>
          <table:table-cell table:style-name="Таблица1.B2" office:value-type="string">
            <text:p text:style-name="P19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9">4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able:table-row>
          <table:table-cell table:style-name="Таблица1.A2" office:value-type="float" office:value="5">
            <text:p text:style-name="P19">5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9">6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9">7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ext:soft-page-break/>
        <table:table-row>
          <table:table-cell table:style-name="Таблица1.A2" office:value-type="float" office:value="8">
            <text:p text:style-name="P19">8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9">9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0">10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6"><text:span text:style-name="T9"/></text:p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6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. </text:span>Минимальная цена реализации. Null — реализация отключена.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SellerStorageMinLimit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8"><text:span text:style-name="T5">BuyerStorageMaxLimit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9">8</text:p>
          </table:table-cell>
          <table:table-cell table:style-name="WareStruct-3_5f_01.A2" office:value-type="string">
            <text:p text:style-name="P19">Int or null</text:p>
          </table:table-cell>
          <table:table-cell table:style-name="WareStruct-3_5f_01.C2" office:value-type="string">
            <text:p text:style-name="P21"><text:span text:style-name="T5">Ware Amount Limit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9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7846861186618331390" text:style-name="L1">
        <text:list-item>
          <text:p text:style-name="P41">SP1 - Корабль скрылся на станции</text:p>
        </text:list-item>
        <text:list-item>
          <text:p text:style-name="P41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<text:soft-page-break/>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9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9">Move Locally</text:p>
          </table:table-cell>
          <table:table-cell table:style-name="SignalAttackedLogicStates.A2" office:value-type="string">
            <text:p text:style-name="P20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9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9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oft-page-break/><text:span text:style-name="T9">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20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<text:soft-page-break/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0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5096208585161307960" text:style-name="L2">
        <text:list-item>
          <text:p text:style-name="P30"><text:span text:style-name="T13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30"><text:span text:style-name="T13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30"><text:span text:style-name="T13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30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0"/>
      <text:p text:style-name="P20">При доступе к переменным корабля, имя каждой переменной предваряется префиксом «<text:span text:style-name="T5">wwsl.T2.attacked.</text:span>»</text:p>
      <text:p text:style-name="P20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9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9"/>
      <text:p text:style-name="P20">Анализатор повторных сигналов проверяет значение переменной <text:span text:style-name="T6">isSP2</text:span><text:span text:style-name="T5">. </text:span>Если она установлена, <text:soft-page-break/>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0"/>
      <text:p text:style-name="P19"><text:span text:style-name="T9">П</text:span><text:span text:style-name="T9">еременная </text:span><text:span text:style-name="T13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3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3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3301615058801260398" text:style-name="L3">
        <text:list-item>
          <text:p text:style-name="P33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33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33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33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33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33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3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33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33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33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31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33"><text:soft-page-break/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35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33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5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35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35">Case: JUMP.NEXT, <text:span text:style-name="T9">не установлен ПД. Результат: переход в фазу </text:span>MOVE.LOCALLY.</text:p>
        </text:list-item>
        <text:list-item>
          <text:p text:style-name="P35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33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33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33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35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25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25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<text:soft-page-break/>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1846401635287429288" text:style-name="L4">
        <text:list-item>
          <text:p text:style-name="P42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43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12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</text:p>
      <text:p text:style-name="P7">Набор требований определяется значением типа <text:span text:style-name="T5">Bitfield, </text:span>который называется маской валидации. Включение битов инициирует соответствующую проверку. Ниже приведена таблица со <text:span text:style-name="T5">значениями, </text:span>идентификаторами и <text:span text:style-name="T5">расшифровкой</text:span> соответствующих 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4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9">1</text:p>
          </table:table-cell>
          <table:table-cell table:style-name="ValidationMaskCodes.A2" office:value-type="string">
            <text:p text:style-name="P19">ImBuyer</text:p>
          </table:table-cell>
          <table:table-cell table:style-name="ValidationMaskCodes.C2" office:value-type="string">
            <text:p text:style-name="P20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9">2</text:p>
          </table:table-cell>
          <table:table-cell table:style-name="ValidationMaskCodes.A2" office:value-type="string">
            <text:p text:style-name="P19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9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9">8</text:p>
          </table:table-cell>
          <table:table-cell table:style-name="ValidationMaskCodes.A2" office:value-type="string">
            <text:p text:style-name="P19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9">16</text:p>
          </table:table-cell>
          <table:table-cell table:style-name="ValidationMaskCodes.A2" office:value-type="string">
            <text:p text:style-name="P19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9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9">InWorkspace</text:p>
          </table:table-cell>
          <table:table-cell table:style-name="ValidationMaskCodes.C2" office:value-type="string">
            <text:p text:style-name="P16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ext:soft-page-break/>
        <table:table-row table:style-name="ValidationMaskCodes.1">
          <table:table-cell table:style-name="ValidationMaskCodes.A9" office:value-type="float" office:value="128">
            <text:p text:style-name="P19">128</text:p>
          </table:table-cell>
          <table:table-cell table:style-name="ValidationMaskCodes.A2" office:value-type="string">
            <text:p text:style-name="P19">InMoneyLimit</text:p>
          </table:table-cell>
          <table:table-cell table:style-name="ValidationMaskCodes.C2" office:value-type="string">
            <text:p text:style-name="P17">Проверка денежных лимитов.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 же самое касается других валидаторов. </text:p>
      <text:h text:style-name="P26" text:outline-level="3"><text:bookmark-start text:name="__RefHeading__2838_1359725640"/>Товарный лимит трюма<text:bookmark-end text:name="__RefHeading__2838_1359725640"/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11"><text:soft-page-break/><text:tab/>s = WAL * WUV</text:p>
      <text:p text:style-name="P11"><text:tab/>s = 800 * 2 = 1600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1"><text:tab/>x = 1200 * 2 = 2400</text:p>
      <text:p text:style-name="P11"><text:tab/>s = x &gt; AS ? AS / WUV : WAL</text:p>
      <text:p text:style-name="P11"><text:tab/>s = 1000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11"><text:tab/>s = AS * WAL / 100 / WUV</text:p>
      <text:p text:style-name="Text_20_body"><text:span text:style-name="T18"><text:tab/>s = 2000 * 25 / 100 / 2 = 250 </text:span><text:span text:style-name="T20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9168506384401728534" text:style-name="L5">
        <text:list-item>
          <text:p text:style-name="P52"><text:span text:style-name="T5">get ship hardware as array – </text:span><text:span text:style-name="T9">не работает</text:span></text:p>
        </text:list-item>
        <text:list-item>
          <text:p text:style-name="P54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4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<text:soft-page-break/>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1781361396217954664" text:style-name="L6">
        <text:list-item>
          <text:p text:style-name="P44">Резерв батарей для прыжкового двигателя</text:p>
        </text:list-item>
        <text:list-item>
          <text:p text:style-name="P44">Резерв ракет</text:p>
        </text:list-item>
        <text:list-item>
          <text:p text:style-name="P44">Резерв боеприпасов</text:p>
        </text:list-item>
        <text:list-item>
          <text:p text:style-name="P44">Резерв доронов</text:p>
        </text:list-item>
      </text:list>
      <text:p text:style-name="P7">Полученное значение представляет собой объем, доступный для перевозки товаров (<text:span text:style-name="T5">Available Space).</text:span></text:p>
      <text:h text:style-name="Heading_20_3" text:outline-level="3"><text:bookmark-start text:name="__RefHeading__2840_1359725640"/>Проверка количественных лимитов (<text:span text:style-name="T5">#32)</text:span><text:bookmark-end text:name="__RefHeading__2840_1359725640"/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Л</text:span><text:span text:style-name="T9">имиты, установленные для товара имеют наивысший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Сначала выполняются проверки, которые не требуют расчетов на основе собственного трюма: </text:p>
      <text:list xml:id="list2543765461727253264" text:style-name="L7">
        <text:list-item>
          <text:p text:style-name="P45">Проверяется — есть ли у продавца количество, которое я хочу купить.</text:p>
        </text:list-item>
        <text:list-item>
          <text:p text:style-name="P56"><text:span text:style-name="T10">Затем выполняется проверка ограничения минимального объема склада продавца (</text:span><text:span text:style-name="T8">Seller Storage Min. Limit, SSML).</text:span></text:p>
        </text:list-item>
      </text:list>
      <text:p text:style-name="P9">Далее выполняются проверки на основе работы с собственным трюмом:</text:p>
      <text:list xml:id="list2237455894219920489" text:style-name="L8">
        <text:list-item>
          <text:p text:style-name="P46">Свободный объем моего трюма должен вмещать запрошенное количество товара.</text:p>
        </text:list-item>
        <text:list-item>
          <text:p text:style-name="P46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6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<text:soft-page-break/>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5522470024055298040" text:style-name="L9">
        <text:list-item>
          <text:p text:style-name="P47">Проверяется, есть ли у покупателя место на складе для загрузки товара, который я хочу продать.</text:p>
        </text:list-item>
        <text:list-item>
          <text:p text:style-name="P47">Затем выполняется проверка ограничения максимального объема склада покупателя <text:span text:style-name="T5">(Buyer Storage Max. Limit, BSML)</text:span></text:p>
        </text:list-item>
        <text:list-item>
          <text:p text:style-name="P47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47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9">Если все проверки пройдены, то сделка признается допустимой.</text:p>
      <text:p text:style-name="Text_20_body"><text:bookmark-start text:name="__RefHeading__2472_2044843841"/><text:bookmark-end text:name="__RefHeading__2472_2044843841"/></text:p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6569545380881273979" text:style-name="L10">
        <text:list-item>
          <text:p text:style-name="P57">закупка и оборудование кораблей</text:p>
        </text:list-item>
        <text:list-item>
          <text:p text:style-name="P57">переоборудование кораблей</text:p>
        </text:list-item>
        <text:list-item>
          <text:p text:style-name="P57">ремонт в доке</text:p>
        </text:list-item>
        <text:list-item>
          <text:p text:style-name="P57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<text:soft-page-break/>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385897293920359152" text:style-name="L11">
        <text:list-item>
          <text:p text:style-name="P58">* - корабль на обслуживании</text:p>
        </text:list-item>
        <text:list-item>
          <text:p text:style-name="P58">$ - недостаточно денег для обслуживания</text:p>
        </text:list-item>
        <text:list-item>
          <text:p text:style-name="P58">? - в рабочей области отсутствуют необходимые ресурсы</text:p>
        </text:list-item>
        <text:list-item>
          <text:p text:style-name="P58"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922376343395485534" text:style-name="L12">
        <text:list-item>
          <text:p text:style-name="P59">Лазеры (maintype 8)</text:p>
        </text:list-item>
        <text:list-item>
          <text:p text:style-name="P59">Щиты (maintype 9)</text:p>
        </text:list-item>
        <text:list-item>
          <text:p text:style-name="P59">Ракеты (maintype 10)</text:p>
        </text:list-item>
        <text:list-item>
          <text:p text:style-name="P59">Энергия (maintype 11)</text:p>
        </text:list-item>
        <text:list-item>
          <text:p text:style-name="P59"><text:soft-page-break/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7194276399773705125" text:style-name="L13">
        <text:list-item>
          <text:p text:style-name="P60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p>
        </text:list-item>
        <text:list-item>
          <text:p text:style-name="P60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60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5937446107492363509" text:style-name="L14">
        <text:list-item>
          <text:p text:style-name="P61"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61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ext:soft-page-break/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1278164609692886170" text:style-name="L15">
        <text:list-item>
          <text:p text:style-name="P48">Корабли могут торговать друг с другом.</text:p>
        </text:list-item>
        <text:list-item>
          <text:p text:style-name="P48">Программа Мобильный заправщик.</text:p>
        </text:list-item>
        <text:list-item>
          <text:p text:style-name="P48">Программа Мобильный склад.</text:p>
        </text:list-item>
      </text:list>
      <text:p text:style-name="P6"><text:span text:style-name="T9">Версия </text:span>3.02</text:p>
      <text:list xml:id="list727742167143531863" text:style-name="L16">
        <text:list-item>
          <text:p text:style-name="P49">Новая программа защиты корабля при нападении.</text:p>
        </text:list-item>
        <text:list-item>
          <text:p text:style-name="P49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p>
        </text:list-item>
        <text:list-item>
          <text:p text:style-name="P55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49"><text:soft-page-break/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49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49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49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49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49">Улучшенный журнал.</text:p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1660604377414490846" text:style-name="L17">
        <text:list-item>
          <text:p text:style-name="P50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50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50">Проверить и подправить все скрипты, использующие валидацию контрагентов по маске.</text:p>
        </text:list-item>
        <text:list-item>
          <text:p text:style-name="P50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50">(Сделано 2017-10-02) В версии <text:span text:style-name="T5">3.02 </text:span>появилась необходимость освободить последний аргумент функции <text:span text:style-name="T5">610</text:span>, для передачи параметров рабочей области для того, что бы расширить валидацию до проверок по стоплистам и другим параметрам рабочей области. </text:p>
        </text:list-item>
        <text:list-item>
          <text:p text:style-name="P50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50"><text:soft-page-break/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50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50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50"><text:span text:style-name="T5">(</text:span>Сделано 2017-10-01) Функция 609 должна учитывать спецрезерв.</text:p>
        </text:list-item>
        <text:list-item>
          <text:p text:style-name="P50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50"><text:span text:style-name="T5">(С</text:span>делано 2017-10-01) Реализовать валидатор <text:span text:style-name="T5">#64.</text:span></text:p>
        </text:list-item>
        <text:list-item>
          <text:p text:style-name="P50">(Сделано 2017-10-02) Ревью <text:span text:style-name="T5">f611.</text:span></text:p>
        </text:list-item>
        <text:list-item>
          <text:p text:style-name="P50">(Сделано 2017-10-01) Пересмотреть сообщения валидации (удалить вообще?<text:span text:style-name="T5">)</text:span>.</text:p>
        </text:list-item>
        <text:list-item>
          <text:p text:style-name="P50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</text:list>
      <text:list xml:id="list3009631640376012715" text:style-name="L18">
        <text:list-item>
          <text:p text:style-name="P51"><text:span text:style-name="T5">(</text:span>Тестируется) Переход на <text:span text:style-name="T5">WareStruct-3.02</text:span></text:p>
        </text:list-item>
        <text:list-item>
          <text:p text:style-name="P51">(Тестируется) Переход на <text:span text:style-name="T5">ShupStruct-3.02</text:span></text:p>
        </text:list-item>
        <text:list-item>
          <text:p text:style-name="P62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2">(<text:span text:style-name="T9">Исправлено</text:span> 2017-09-24) Скрипт навигации перестал правильно работать<text:span text:style-name="T9">.</text:span> <text:span text:style-name="T9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36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38"><text:soft-page-break/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32"><text:span text:style-name="T9">(Тестируется) Для некоторых кораблей 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/text:p>
        </text:list-item>
        <text:list-item>
          <text:p text:style-name="P34">(<text:span text:style-name="T9">Сделано </text:span>2017-09-24) <text:span text:style-name="T9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32">Добавить отправку пользователю сообщения о нападении.</text:p>
        </text:list-item>
        <text:list-item>
          <text:p text:style-name="P62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62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62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  <text:list-item>
          <text:p text:style-name="P62">Есть подозрение, что обработчики сигналов будут срабатывать всегда, если для корабля хотя бы один раз была выбрана программа. <text:span text:style-name="T17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0DT21H22M9S</meta:editing-duration>
    <meta:editing-cycles>846</meta:editing-cycles>
    <meta:generator>OpenOffice/4.1.3$Win32 OpenOffice.org_project/413m1$Build-9783</meta:generator>
    <dc:date>2017-10-02T15:44:26.17</dc:date>
    <meta:document-statistic meta:table-count="10" meta:image-count="0" meta:object-count="0" meta:page-count="26" meta:paragraph-count="634" meta:word-count="6877" meta:character-count="49184"/>
  </office:meta>
</office:document-meta>
</file>